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2">
    </style:style>
    <style:style style:name="P12" style:family="paragraph" style:parent-style-name="Preformatted_20_Text">
    </style:style>
    <style:style style:name="P13" style:family="paragraph" style:parent-style-name="Text_20_body" style:list-style-name="L3">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Text_20_body" style:list-style-name="L5">
      <style:paragraph-properties fo:margin-top="0in" fo:margin-bottom="0in"/>
    </style:style>
    <style:style style:name="P17" style:family="paragraph" style:parent-style-name="Preformatted_20_Text">
    </style:style>
    <style:style style:name="P18" style:family="paragraph" style:parent-style-name="Text_20_body" style:list-style-name="L6">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7">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office:automatic-styles>
  <office:body>
    <office:text>
      <text:h text:style-name="Heading_20_1" text:outline-level="1"><text:bookmark-start text:name="the-conditional-operator"/>The Conditional Operator<text:bookmark-end text:name="the-conditional-operator"/></text:h>
      <text:list text:style-name="L1">
        <text:list-item>
          <text:p text:style-name="P1">There are many situations where we need to assign a variable to a different value depending on the result of a condition</text:p>
        </text:list-item>
        <text:list-item>
          <text:p text:style-name="P1">For example, the <text:span text:style-name="Source_Text">if-else-if</text:span> and <text:span text:style-name="Source_Text">switch</text:span> statements in the previous section were used to decide which value to assign to the variable <text:span text:style-name="Source_Text">monthName</text:span></text:p>
        </text:list-item>
        <text:list-item>
          <text:p text:style-name="P1">A simpler example: Imagine your program needs to tell the user whether a number is even or odd. You need to initialize a <text:span text:style-name="Source_Text">string</text:span> variable to either “Even” or “Odd” depending on whether <text:span text:style-name="Source_Text">myInt % 2</text:span> is equal to 0. We could write an <text:span text:style-name="Source_Text">if</text:span> statement to do this:</text:p>
        </text:list-item>
      </text:list>
      <text:p text:style-name="P2">string output;</text:p>
      <text:p text:style-name="P3">if(myInt % 2 == 0)</text:p>
      <text:p text:style-name="P4">{</text:p>
      <text:p text:style-name="P5"><text:s text:c="4"/>output = "Even";</text:p>
      <text:p text:style-name="P6">}</text:p>
      <text:p text:style-name="P7">else</text:p>
      <text:p text:style-name="P8">{</text:p>
      <text:p text:style-name="P9"><text:s text:c="4"/>output = "Odd";</text:p>
      <text:p text:style-name="P10">}</text:p>
      <text:h text:style-name="Heading_20_2" text:outline-level="2"><text:bookmark-start text:name="assignment-with-the-conditional-operator"/>Assignment with the conditional operator<text:bookmark-end text:name="assignment-with-the-conditional-operator"/></text:h>
      <text:list text:style-name="L2">
        <text:list-item>
          <text:p text:style-name="P11">If the only thing an <text:span text:style-name="Source_Text">if</text:span> statement does is assign a value to a variable, there is a much shorter way to write it</text:p>
        </text:list-item>
        <text:list-item>
          <text:p text:style-name="P11">The <text:span text:style-name="T1">conditional operator</text:span> <text:span text:style-name="Source_Text">?:</text:span> tests a condition, and then outputs one of two values based on the result</text:p>
        </text:list-item>
        <text:list-item>
          <text:p text:style-name="P11">Continuing the “even or odd” example, the conditional operator is used like this:</text:p>
        </text:list-item>
      </text:list>
      <text:p text:style-name="P12">string output = (myInt % 2 == 0) ? "Even" : "Odd";</text:p>
      <text:p text:style-name="First_20_paragraph">When this line of code is executed:</text:p>
      <text:list text:style-name="L3">
        <text:list-item>
          <text:p text:style-name="P13">The condition <text:span text:style-name="Source_Text">(myInt % 2 == 0)</text:span> is evaluated, and the result is either true or false</text:p>
        </text:list-item>
        <text:list-item>
          <text:p text:style-name="P13">If the condition is true, the conditional operator returns (outputs) the value <text:span text:style-name="Source_Text">"Even"</text:span> (the left side of the <text:span text:style-name="Source_Text">:</text:span>)</text:p>
        </text:list-item>
        <text:list-item>
          <text:p text:style-name="P13">If the condition is false, the operator returns the value <text:span text:style-name="Source_Text">"Odd"</text:span> (the right side of the <text:span text:style-name="Source_Text">:</text:span>)</text:p>
        </text:list-item>
        <text:list-item>
          <text:p text:style-name="P13">This value, either “Even” or “Odd”, is used in the initialization statement for <text:span text:style-name="Source_Text">string output</text:span></text:p>
        </text:list-item>
        <text:list-item>
          <text:p text:style-name="P13">Thus, <text:span text:style-name="Source_Text">output</text:span> gets assigned the value <text:span text:style-name="Source_Text">"Even"</text:span> if <text:span text:style-name="Source_Text">(myInt % 2 == 0)</text:span> is true, or <text:span text:style-name="Source_Text">"Odd"</text:span> if <text:span text:style-name="Source_Text">(myInt % 2 == 0)</text:span> is false</text:p>
        </text:list-item>
        <text:list-item>
          <text:p text:style-name="P13">In general, the syntax for the conditional operator is:</text:p>
        </text:list-item>
      </text:list>
      <text:p text:style-name="P14">condition ? true_expression : false_expression;</text:p>
      <text:list text:style-name="L4">
        <text:list-item>
          <text:p text:style-name="P15">The “condition” can be any expression that produces a <text:span text:style-name="Source_Text">bool</text:span> when evaluated, just like in an <text:span text:style-name="Source_Text">if</text:span> statement</text:p>
        </text:list-item>
        <text:list-item>
          <text:p text:style-name="P15"><text:span text:style-name="Source_Text">true_expression</text:span> and <text:span text:style-name="Source_Text">false_expression</text:span> can be variables, values, or more complex expressions, but they must both produce the same <text:span text:style-name="T2">type</text:span> of data when evaluated</text:p>
        </text:list-item>
        <text:list-item>
          <text:p text:style-name="P15">For example, if <text:span text:style-name="Source_Text">true_expression</text:span> is <text:span text:style-name="Source_Text">myInt * 1.5</text:span>, then <text:span text:style-name="Source_Text">false_expression</text:span> must also produce a <text:span text:style-name="Source_Text">double</text:span></text:p>
        </text:list-item>
        <text:list-item>
          <text:p text:style-name="P15">When the conditional operator is evaluated, it returns either the value of <text:span text:style-name="Source_Text">true_expression</text:span> or the value of <text:span text:style-name="Source_Text">false_expression</text:span> (depending on the condition) and this value can then be used in other operations such as assignment</text:p>
        </text:list-item>
      </text:list>
      <text:h text:style-name="Heading_20_2" text:outline-level="2"><text:bookmark-start text:name="conditional-operator-examples"/>Conditional operator examples<text:bookmark-end text:name="conditional-operator-examples"/></text:h>
      <text:list text:style-name="L5">
        <text:list-item>
          <text:p text:style-name="P16">The <text:span text:style-name="Source_Text">true_expression</text:span> and <text:span text:style-name="Source_Text">false_expression</text:span> can both be mathematical expressions, and only one of them will get computed. For example:</text:p>
        </text:list-item>
      </text:list>
      <text:p text:style-name="P17">int answer = (myInt % 2 == 0) ? myInt / 2 : myInt + 1;</text:p>
      <text:p text:style-name="First_20_paragraph">If <text:span text:style-name="Source_Text">myInt</text:span> is even, the computer will evaluate <text:span text:style-name="Source_Text">myInt / 2</text:span> and assign the result to <text:span text:style-name="Source_Text">answer</text:span>. If it is odd, the computer will evaluate <text:span text:style-name="Source_Text">myInt + 1</text:span> and assign the result to <text:span text:style-name="Source_Text">answer</text:span>.</text:p>
      <text:list text:style-name="L6">
        <text:list-item>
          <text:p text:style-name="P18">Conditional operators can be used with user input to quickly provide a “default value” if the user’s input is invalid. For example, we can write a program that asks the user their height, but uses a default value of 0 if the user enters a negative height:</text:p>
        </text:list-item>
      </text:list>
      <text:p text:style-name="P19">Console.WriteLine("What is your height in meters?");</text:p>
      <text:p text:style-name="P20">double userHeight = double.Parse(Console.ReadLine());</text:p>
      <text:p text:style-name="P21">double height = (userHeight &gt;= 0.0) ? userHeight : 0.0;</text:p>
      <text:list text:style-name="L7">
        <text:list-item>
          <text:p text:style-name="P22">The condition can be a Boolean variable by itself, just like in an if statement. This allows you to write code that looks kind of like English, due to the question mark in the conditional operator. For example,</text:p>
        </text:list-item>
      </text:list>
      <text:p text:style-name="P23">bool isAdult = age &gt;= 18;</text:p>
      <text:p text:style-name="P24">decimal price = isAdult ? 5.0m : 2.5m;</text:p>
      <text:p text:style-name="P25">string closingTime = isAdult ? "10:00 pm" : "8:00 p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3Z</meta:creation-date>
    <dc:date>2024-08-15T18:01:43Z</dc:date>
  </office:meta>
</office:document-meta>
</file>